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man" svg:font-family="roman" style:font-pitch="fixed"/>
  </office:font-face-decls>
  <office:automatic-styles>
    <style:style style:name="P1" style:family="paragraph" style:parent-style-name="Footnote">
      <style:paragraph-properties fo:text-align="justify" style:justify-single-word="false"/>
    </style:style>
    <style:style style:name="P2" style:family="paragraph" style:parent-style-name="Header">
      <style:text-properties fo:color="#111111" loext:opacity="100%" fo:font-size="16pt" fo:font-weight="bold" officeooo:rsid="00005106" officeooo:paragraph-rsid="00005106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1189in" fo:margin-bottom="0.1189in" style:contextual-spacing="false" fo:text-align="justify" style:justify-single-word="false"/>
      <style:text-properties style:font-name="roman" fo:font-size="12pt" style:font-size-asian="10.5pt" style:font-size-complex="12pt"/>
    </style:style>
    <style:style style:name="T1" style:family="text">
      <style:text-properties officeooo:rsid="000051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gram Documentation: Number System Converter<text:note text:id="ftn0" text:note-class="footnote"><text:note-citation>1</text:note-citation><text:note-body><text:p text:style-name="P1"/></text:note-body></text:note></text:p>
      <text:p text:style-name="Standard">1. Overview</text:p>
      <text:p text:style-name="Standard"/>
      <text:p text:style-name="Standard">Title: Number System Converter</text:p>
      <text:p text:style-name="Standard">Purpose:</text:p>
      <text:p text:style-name="Standard">This C++ program allows users to convert numbers between different number systems: Binary (Base-2), Octal (Base-8), Decimal (Base-10), and Hexadecimal (Base-16).</text:p>
      <text:p text:style-name="Standard">It supports:</text:p>
      <text:p text:style-name="Standard"/>
      <text:p text:style-name="Standard">Direct conversions (e.g., Decimal ↔ Binary)</text:p>
      <text:p text:style-name="Standard"/>
      <text:p text:style-name="Standard">Cross conversions (e.g., Binary ↔ Hexadecimal)</text:p>
      <text:p text:style-name="P3"><text:bookmark text:name="DIGITAL LOGICS CAT 1"/></text:p>
      <text:p text:style-name="Standard">2. Key Features</text:p>
      <text:p text:style-name="Standard"/>
      <text:p text:style-name="Standard">Convert:</text:p>
      <text:p text:style-name="Standard"/>
      <text:p text:style-name="Standard">Binary <text:s/><text:span text:style-name="T1">to </text:span>Decimal</text:p>
      <text:p text:style-name="Standard"/>
      <text:p text:style-name="Standard">Octal <text:span text:style-name="T1">to </text:span><text:s/>Decimal</text:p>
      <text:p text:style-name="Standard"/>
      <text:p text:style-name="Standard">Hexadecimal <text:s/><text:span text:style-name="T1">to </text:span>Decimal</text:p>
      <text:p text:style-name="Standard"/>
      <text:p text:style-name="Standard">Binary <text:span text:style-name="T1">to </text:span><text:s/>Octal</text:p>
      <text:p text:style-name="Standard"/>
      <text:p text:style-name="Standard">Binary <text:span text:style-name="T1">to </text:span>Hexadecimal</text:p>
      <text:p text:style-name="Standard"/>
      <text:p text:style-name="Standard">Octal <text:s/><text:span text:style-name="T1">to </text:span><text:s/>Hexadecimal</text:p>
      <text:p text:style-name="Standard"/>
      <text:p text:style-name="Standard">Input validation for correct base digits</text:p>
      <text:p text:style-name="Standard"/>
      <text:p text:style-name="Standard">Menu-driven command-line interface</text:p>
      <text:p text:style-name="Standard"/>
      <text:p text:style-name="Standard">Error handling for invalid inputs</text:p>
      <text:p text:style-name="Standard"/>
      <text:p text:style-name="Standard">3. Technologies Used</text:p>
      <text:p text:style-name="Standard"/>
      <text:p text:style-name="Standard">Language: C++</text:p>
      <text:p text:style-name="Standard"/>
      <text:p text:style-name="Standard">Data Structures:</text:p>
      <text:p text:style-name="Standard"/>
      <text:p text:style-name="Standard">unordered_map (for digit-to-value mapping in hexadecimal conversions)</text:p>
      <text:p text:style-name="Standard"/>
      <text:p text:style-name="Standard">string (for user input and manipulation)</text:p>
      <text:p text:style-name="Standard"/>
      <text:p text:style-name="Standard">Algorithms:</text:p>
      <text:p text:style-name="Standard"><text:soft-page-break/></text:p>
      <text:p text:style-name="Standard">Base conversion using repeated division and modulus</text:p>
      <text:p text:style-name="Standard"/>
      <text:p text:style-name="Standard">String reversal for correct digit placement4. File Structure</text:p>
      <text:p text:style-name="Standard">File<text:tab/>Description</text:p>
      <text:p text:style-name="Standard">main.cpp<text:tab/>Contains the main program logic: menu system, user input, and class usage.</text:p>
      <text:p text:style-name="Standard">NumberConverter.h<text:tab/>Header file declaring the NumberConverter class and its member functions.</text:p>
      <text:p text:style-name="Standard">NumberConverter.cpp<text:tab/>Implementation file containing all base conversion logic.6. Algorithm Details</text:p>
      <text:p text:style-name="Standard"><text:s/>toDecimal(input, base)</text:p>
      <text:p text:style-name="Standard"/>
      <text:p text:style-name="Standard">Purpose: Convert a number from base-2, 8, or 16 to decimal.</text:p>
      <text:p text:style-name="Standard">Algorithm:</text:p>
      <text:p text:style-name="Standard"/>
      <text:p text:style-name="Standard">Initialize decimalValue = 0, power = 1</text:p>
      <text:p text:style-name="Standard"/>
      <text:p text:style-name="Standard">Loop through the input string from right to left:</text:p>
      <text:p text:style-name="Standard"/>
      <text:p text:style-name="Standard">Get the integer value of the current character</text:p>
      <text:p text:style-name="Standard"/>
      <text:p text:style-name="Standard">Validate it against the base</text:p>
      <text:p text:style-name="Standard"/>
      <text:p text:style-name="Standard">Add value * power to decimalValue</text:p>
      <text:p text:style-name="Standard"/>
      <text:p text:style-name="Standard">Multiply power *= base</text:p>
      <text:p text:style-name="Standard"/>
      <text:p text:style-name="Standard">Return decimalValue</text:p>
      <text:p text:style-name="Standard"/>
      <text:p text:style-name="Standard"><text:s/>fromDecimal(decimal, base)</text:p>
      <text:p text:style-name="Standard"/>
      <text:p text:style-name="Standard">Purpose: Convert a decimal number to base-2, 8, or 16.</text:p>
      <text:p text:style-name="Standard">Algorithm:</text:p>
      <text:p text:style-name="Standard"/>
      <text:p text:style-name="Standard">If decimal == 0, return "0"</text:p>
      <text:p text:style-name="Standard"/>
      <text:p text:style-name="Standard">Initialize an empty result string</text:p>
      <text:p text:style-name="Standard"/>
      <text:p text:style-name="Standard">While decimal &gt; 0:</text:p>
      <text:p text:style-name="Standard"/>
      <text:p text:style-name="Standard">remainder = decimal % base</text:p>
      <text:p text:style-name="Standard"/>
      <text:p text:style-name="Standard">Convert remainder to a character</text:p>
      <text:p text:style-name="Standard"/>
      <text:p text:style-name="Standard">Prepend character to result string</text:p>
      <text:p text:style-name="Standard"/>
      <text:p text:style-name="Standard">decimal = decimal / base</text:p>
      <text:p text:style-name="Standard"/>
      <text:p text:style-name="Standard">Return the result string</text:p>
      <text:p text:style-name="Standard"/>
      <text:p text:style-name="Standard"><text:soft-page-break/>7. User Interface</text:p>
      <text:p text:style-name="Standard"><text:s/>Main Menu (in main.cpp)</text:p>
      <text:p text:style-name="Standard"/>
      <text:p text:style-name="Standard">Command-line interface presents the user with numbered options (e.g., 1–12 for conversion types)</text:p>
      <text:p text:style-name="Standard"/>
      <text:p text:style-name="Standard">User selects an option</text:p>
      <text:p text:style-name="Standard"/>
      <text:p text:style-name="Standard">Program prompts for input number and base</text:p>
      <text:p text:style-name="Standard"/>
      <text:p text:style-name="Standard">Calls appropriate NumberConverter function(s) based on selection</text:p>
      <text:p text:style-name="Standard"/>
      <text:p text:style-name="Standard">Displays the converted result or error messages</text:p>
      <text:p text:style-name="Standard"/>
      <text:p text:style-name="Standard">Example Use Case (Flow)</text:p>
      <text:p text:style-name="Standard"/>
      <text:p text:style-name="Standard">User selects "Convert Binary to Hexadecimal"</text:p>
      <text:p text:style-name="Standard"/>
      <text:p text:style-name="Standard">Program reads binary input, validates it</text:p>
      <text:p text:style-name="Standard"/>
      <text:p text:style-name="Standard">Calls toDecimal(input, 2) to convert to decimal</text:p>
      <text:p text:style-name="Standard"/>
      <text:p text:style-name="Standard">Then calls fromDecimal(decimal, 16) to get hexadecimal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man" svg:font-family="roma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111111" loext:opacity="100%" fo:font-size="16pt" fo:font-weight="bold" officeooo:rsid="00005106" officeooo:paragraph-rsid="00005106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tomation in Number system conversion program documentation in c++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21:19:32.240428954</meta:creation-date>
    <dc:date>2025-09-25T21:29:04.257668999</dc:date>
    <meta:editing-duration>PT9M35S</meta:editing-duration>
    <meta:editing-cycles>1</meta:editing-cycles>
    <meta:document-statistic meta:table-count="0" meta:image-count="0" meta:object-count="0" meta:page-count="3" meta:paragraph-count="65" meta:word-count="347" meta:character-count="2394" meta:non-whitespace-character-count="2104"/>
    <meta:generator>LibreOffice/24.2.7.2$Linux_X86_64 LibreOffice_project/420$Build-2</meta:generator>
  </office:meta>
</office:document-meta>
</file>